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pitch="variable"/>
    <style:font-face style:name="WenQuanYi Micro Hei Mono" svg:font-family="'WenQuanYi Micro Hei Mono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06pt"/>
    </style:style>
    <style:style style:name="ro1" style:family="table-row">
      <style:table-row-properties style:row-height="16.24pt" fo:break-before="auto" style:use-optimal-row-height="false"/>
    </style:style>
    <style:style style:name="ro2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WenQuanYi Micro Hei Mono" fo:font-size="11pt" fo:font-weight="bold" style:font-name-asian="WenQuanYi Micro Hei Mono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ext-properties style:font-name="WenQuanYi Micro Hei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/>
      <table:table table:name="kafka and spark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安装spark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到以下地址下载并解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a xlink:href="http://mirrors.cnnic.cn/apache/spark/spark-1.5.2/spark-1.5.2-bin-hadoop2.6.tgz" xlink:type="simple">http://mirrors.cnnic.cn/apache/spark/spark-1.5.2/spark-1.5.2-bin-hadoop2.6.tgz</text:a></text:p>
          </table:table-cell>
          <table:table-cell table:number-columns-repeated="1022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设置环境变量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ARK_HOME，解压spark的相关路径，例如”/data/apache/spark”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TH，将$SPARK_HOME/bin:$SPARK_HOME/sbin加入系统路径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修改配置文件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编辑$SPARK_HOME/conf/slaves，并输入以下内容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localhost</text:p>
          </table:table-cell>
          <table:table-cell table:style-name="ce5" table:number-columns-repeated="11"/>
          <table:table-cell table:style-name="ce8"/>
          <table:table-cell table:number-columns-repeated="1010"/>
        </table:table-row>
        <table:table-row table:style-name="ro1">
          <table:table-cell/>
          <table:table-cell table:style-name="ce3"/>
          <table:table-cell table:style-name="ce6" table:number-columns-repeated="11"/>
          <table:table-cell table:style-name="ce9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编辑$SPARK_HOME/conf/spark-env.sh，并输入以下内容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（注：可用$SPARK_HOME/conf/spark-evn.sh.template生成）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xport JAVA_HOME=/usr/lib/jvm/java-8-oracle</text:p>
          </table:table-cell>
          <table:table-cell table:style-name="ce5" table:number-columns-repeated="23"/>
          <table:table-cell table:style-name="ce8"/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export SCALA_HOME=/usr/share/scala</text:p>
          </table:table-cell>
          <table:table-cell table:number-columns-repeated="23"/>
          <table:table-cell table:style-name="ce10"/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export SPARK_HOME=/home/laomie/tools/spark</text:p>
          </table:table-cell>
          <table:table-cell table:number-columns-repeated="23"/>
          <table:table-cell table:style-name="ce10"/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export SPARK_CLASSPATH=$SPARK_CLASSPATH:$HIVE_HOME/lib/mysql-connector-java.jar</text:p>
          </table:table-cell>
          <table:table-cell table:number-columns-repeated="23"/>
          <table:table-cell table:style-name="ce10"/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export SPARK_JAVA_OPTS=-Dspark.driver.port=53411</text:p>
          </table:table-cell>
          <table:table-cell table:number-columns-repeated="23"/>
          <table:table-cell table:style-name="ce10"/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export HADOOP_CONF_DIR=/home/laomie/tools/hadoop/etc/hadoop</text:p>
          </table:table-cell>
          <table:table-cell table:number-columns-repeated="23"/>
          <table:table-cell table:style-name="ce10"/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export SPARK_MASTER_IP=localhost</text:p>
          </table:table-cell>
          <table:table-cell table:style-name="ce6" table:number-columns-repeated="23"/>
          <table:table-cell table:style-name="ce9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ark简单测试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用以下命令启动spark并做简单测试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d $SPARK_HOME</text:p>
          </table:table-cell>
          <table:table-cell table:style-name="ce5" table:number-columns-repeated="18"/>
          <table:table-cell table:style-name="ce8"/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sbin/start-all.sh</text:p>
          </table:table-cell>
          <table:table-cell table:number-columns-repeated="18"/>
          <table:table-cell table:style-name="ce10"/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bin/run-example SparkPi 10</text:p>
          </table:table-cell>
          <table:table-cell table:number-columns-repeated="18"/>
          <table:table-cell table:style-name="ce10"/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bin/spark-submit --class org.apache.spark.examples.SparkPi</text:p>
          </table:table-cell>
          <table:table-cell table:number-columns-repeated="18"/>
          <table:table-cell table:style-name="ce10"/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\ --master local[2] --num-executors 2</text:p>
          </table:table-cell>
          <table:table-cell table:number-columns-repeated="18"/>
          <table:table-cell table:style-name="ce10"/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\ --driver-memory 512m --executor-memory 256m</text:p>
          </table:table-cell>
          <table:table-cell table:number-columns-repeated="18"/>
          <table:table-cell table:style-name="ce10"/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\ --executor-cores 1 --queue thequeue lib/spark-examples*.jar 10</text:p>
          </table:table-cell>
          <table:table-cell table:style-name="ce6" table:number-columns-repeated="18"/>
          <table:table-cell table:style-name="ce9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安装zookeep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到以下地址下载并解压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" svg:font-family="'WenQuanYi Micro Hei'" style:font-pitch="variable"/>
    <style:font-face style:name="WenQuanYi Micro Hei Mono" svg:font-family="'WenQuanYi Micro Hei Mono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5:33:24.255903293</meta:creation-date>
    <dc:date>2015-12-23T16:23:22.646085343</dc:date>
    <meta:editing-duration>PT18M44S</meta:editing-duration>
    <meta:editing-cycles>2</meta:editing-cycles>
    <meta:generator>LibreOffice/5.0.3.2$Linux_X86_64 LibreOffice_project/00m0$Build-2</meta:generator>
    <meta:document-statistic meta:table-count="1" meta:cell-count="29" meta:object-count="0"/>
  </office:meta>
</office:document-meta>
</file>